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5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79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82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89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7:00:17.848557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7-11T17:01:33.908977686</dc:date>
    <dc:creator>DavidA </dc:creator>
    <meta:editing-duration>P1DT7H21M8S</meta:editing-duration>
    <meta:editing-cycles>99</meta:editing-cycles>
    <meta:generator>LibreOffice/6.0.7.3$Linux_X86_64 LibreOffice_project/00m0$Build-3</meta:generator>
    <meta:document-statistic meta:table-count="1" meta:cell-count="606" meta:object-count="0"/>
  </office:meta>
</office:document-meta>
</file>